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0.4902in"/>
    </style:style>
    <style:style style:name="co3" style:family="table-column">
      <style:table-column-properties fo:break-before="auto" style:column-width="5.7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93in"/>
    </style:style>
    <style:style style:name="co6" style:family="table-column">
      <style:table-column-properties fo:break-before="auto" style:column-width="1.7764in"/>
    </style:style>
    <style:style style:name="ro1" style:family="table-row">
      <style:table-row-properties style:row-height="0.27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055in" fo:break-before="auto" style:use-optimal-row-height="true"/>
    </style:style>
    <style:style style:name="ro4" style:family="table-row">
      <style:table-row-properties style:row-height="0.4272in" fo:break-before="auto" style:use-optimal-row-height="true"/>
    </style:style>
    <style:style style:name="ro5" style:family="table-row">
      <style:table-row-properties style:row-height="0.6252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6299in" fo:break-before="auto" style:use-optimal-row-height="true"/>
    </style:style>
    <style:style style:name="ro8" style:family="table-row">
      <style:table-row-properties style:row-height="0.171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45a8a" style:text-outline="false" style:text-line-through-style="none" style:font-name="Calibri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ize-asian="6.80000019073486pt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4f81bd" fo:border-left="0.99pt solid #4f81bd" fo:border-right="none" fo:border-top="0.06pt solid #4f81bd"/>
      <style:text-properties fo:color="#ffffff" style:text-outline="false" style:text-line-through-styl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4f81bd" fo:border-left="0.06pt solid #4f81bd" fo:border-right="0.99pt solid #4f81bd" fo:border-top="0.06pt solid #4f81bd"/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99pt solid #4f81bd" fo:border-right="none" fo:border-top="none"/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4f81bd" fo:border-left="none" fo:border-right="0.99pt solid #4f81bd" fo:border-top="0.06pt solid #4f81bd"/>
      <style:text-properties fo:color="#ffffff" style:text-outline="false" style:text-line-through-styl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4f81bd" fo:border-left="0.06pt solid #4f81bd" fo:border-right="0.99pt solid #4f81bd" fo:border-top="0.06pt solid #4f81bd"/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99pt solid #4f81bd" fo:border-top="none"/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ource ID</text:p>
          </table:table-cell>
          <table:table-cell table:style-name="ce1" office:value-type="string">
            <text:p>Sourc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International Arctic Research Center and Water and Environmental Research Center, Institute of Northern Engineering, University of Alaska Fairbanks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U.S. Fish and Wildlife Service</text:p>
          </table:table-cell>
          <table:table-cell table:style-name="ce2" office:value-type="float" office:value="899">
            <text:p>8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University of Alaska Fairbanks, Water and Environmental Research Center <text:s/>Snow Survey</text:p>
          </table:table-cell>
          <table:table-cell table:style-name="ce2" office:value-type="float" office:value="188">
            <text:p>18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2" office:value-type="string">
            <text:p>University of Alaska Fairbanks, Water and Environmental Research Center, Umiat</text:p>
          </table:table-cell>
          <table:table-cell table:style-name="ce2" office:value-type="float" office:value="23">
            <text:p>2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" office:value-type="string">
            <text:p>University of Alaska Fairbanks, Water and Environmental Research Center, Bullen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University of Alaska Fairbanks, Water and Environmental Research Center, Coastal Plain</text:p>
          </table:table-cell>
          <table:table-cell table:style-name="ce2" office:value-type="float" office:value="27">
            <text:p>27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2" office:value-type="string">
            <text:p>University of Alaska Fairbanks, Water and Environmental Research Center, NorthSlope</text:p>
          </table:table-cell>
          <table:table-cell table:style-name="ce2" office:value-type="string">
            <text:p>4 (no data entered)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2" office:value-type="string">
            <text:p>University of Alaska-Fairbanks, International Arctic Research Center Seward Peninsula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string">
            <text:p>National Oceanic and Atmospheric Administration, Oceanic and Atmospheric Research, Earth System Research laboratory, Global Monitoring Division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office:value-type="float" office:value="38">
            <text:p>38</text:p>
          </table:table-cell>
          <table:table-cell table:style-name="ce2" office:value-type="string">
            <text:p>National Atmospheric Deposition Program/Mercury Deposition Network</text:p>
          </table:table-cell>
          <table:table-cell table:style-name="ce2" office:value-type="string">
            <text:p>2 (no data entered)</text:p>
            <text:p>more sites that can be entered</text:p>
          </table:table-cell>
        </table:table-row>
        <table:table-row table:style-name="ro4">
          <table:table-cell office:value-type="float" office:value="39">
            <text:p>39</text:p>
          </table:table-cell>
          <table:table-cell table:style-name="ce2" office:value-type="string">
            <text:p>U.S. GEOLOGICAL SURVEY GTN-P Active-Layer, Monitoring Site, Alaska, NPRA</text:p>
          </table:table-cell>
          <table:table-cell table:style-name="ce2" office:value-type="string">
            <text:p>37 (7 sites with data)</text:p>
            <text:p>new website is up, get new sites, http://pubs.usgs.gov/ds/812/</text:p>
          </table:table-cell>
        </table:table-row>
        <table:table-row table:style-name="ro2">
          <table:table-cell/>
          <table:table-cell table:style-name="ce3" office:value-type="string">
            <text:p><text:s/></text:p>
          </table:table-cell>
          <table:table-cell table:style-name="ce2" office:value-type="string">
            <text:p>9 sites (no data entered)</text:p>
          </table:table-cell>
        </table:table-row>
        <table:table-row table:style-name="ro2">
          <table:table-cell office:value-type="string">
            <text:p>44, 104</text:p>
          </table:table-cell>
          <table:table-cell table:style-name="ce2" office:value-type="string">
            <text:p>The Bureau of Ocean Energy Management, Regulation and Enforcement (BOEMRE)</text:p>
          </table:table-cell>
          <table:table-cell table:style-name="ce2" office:value-type="string">
            <text:p>20 sites (no data entered)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2" office:value-type="string">
            <text:p>U.S. Fish and Wildlife Services, Water Resources Branch</text:p>
          </table:table-cell>
          <table:table-cell table:style-name="ce2" office:value-type="float" office:value="119">
            <text:p>119</text:p>
          </table:table-cell>
        </table:table-row>
        <table:table-row table:style-name="ro2">
          <table:table-cell office:value-type="string">
            <text:p>50, 51</text:p>
          </table:table-cell>
          <table:table-cell table:style-name="ce2" office:value-type="string">
            <text:p>U.S. Fish and Wildlife Service, Arctic National Wildlife Refuge</text:p>
          </table:table-cell>
          <table:table-cell table:style-name="ce2" office:value-type="string">
            <text:p>4 (no data entered)</text:p>
          </table:table-cell>
        </table:table-row>
        <table:table-row table:style-name="ro5">
          <table:table-cell office:value-type="float" office:value="1.15117118119121E+017">
            <text:p>115117118119121000</text:p>
          </table:table-cell>
          <table:table-cell table:style-name="ce2" office:value-type="string">
            <text:p>Global Terrestrial Network for Permafrost </text:p>
            <text:p><text:span text:style-name="T1">115,117,118,119,121,122</text:span></text:p>
            <text:p>**SourceID=121 is Vladimir’s and was loaded in SourceID=207. 206. <text:s/>However, these sites do not match exactly.</text:p>
          </table:table-cell>
          <table:table-cell table:style-name="ce2" office:value-type="string">
            <text:p>73 (no data entered)</text:p>
          </table:table-cell>
        </table:table-row>
        <table:table-row table:style-name="ro6">
          <table:table-cell/>
          <table:table-cell table:style-name="ce2" office:value-type="string">
            <text:p>USGS NWIS, SourceID=139</text:p>
          </table:table-cell>
          <table:table-cell table:style-name="ce2" office:value-type="float" office:value="54">
            <text:p>54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2" office:value-type="string">
            <text:p>Toolik Lake Long Term Ecological Research Station and University of Michigan</text:p>
          </table:table-cell>
          <table:table-cell table:style-name="ce2" office:value-type="float" office:value="2">
            <text:p>2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2" office:value-type="string">
            <text:p>Toolik Lake Long Term Ecological Research Station and Marine Biological Laboratory, Ecosystems Center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2" office:value-type="string">
            <text:p>Toolik Field Station, Environmental Data Center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style-name="ce2" office:value-type="string">
            <text:p>Circumpolar Active Layer Monitoring Network</text:p>
          </table:table-cell>
          <table:table-cell table:style-name="ce2" office:value-type="float" office:value="42">
            <text:p>4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style-name="ce2" office:value-type="string">
            <text:p>Bureau of Land Management</text:p>
          </table:table-cell>
          <table:table-cell table:style-name="ce2" office:value-type="float" office:value="9">
            <text:p>9</text:p>
          </table:table-cell>
        </table:table-row>
        <table:table-row table:style-name="ro4">
          <table:table-cell/>
          <table:table-cell table:style-name="ce2" office:value-type="string">
            <text:p>Bureau of Land Management and University of Alaska Fairbanks</text:p>
            <text:p>SourceID:164</text:p>
          </table:table-cell>
          <table:table-cell table:style-name="ce2" office:value-type="float" office:value="11">
            <text:p>11</text:p>
          </table:table-cell>
        </table:table-row>
        <table:table-row table:style-name="ro4">
          <table:table-cell/>
          <table:table-cell table:style-name="ce2" office:value-type="string">
            <text:p>University of Alaska-Fairbanks, Water and Environmental Research Center</text:p>
            <text:p>SourceID:169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 office:value-type="string">
            <text:p>Arctic Institute of North America</text:p>
            <text:p>SourceID: 178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 office:value-type="string">
            <text:p>University of Alaska Fairbanks, Geophysical Institute</text:p>
            <text:p>SourceID:179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 office:value-type="string">
            <text:p>Terrestrial Sciences Laboratory, Geophysics Research Directorate, Air Force Cambridge Research Center</text:p>
            <text:p>SourceID:182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/>
          <table:table-cell table:style-name="ce2" office:value-type="string">
            <text:p>Terrestrial Sciences Laboratory, Geophysics Research Directorate, Air Force Cambridge Research Center</text:p>
            <text:p>SourceID:183</text:p>
          </table:table-cell>
          <table:table-cell table:style-name="ce2" office:value-type="float" office:value="1">
            <text:p>1</text:p>
          </table:table-cell>
        </table:table-row>
        <table:table-row table:style-name="ro7">
          <table:table-cell/>
          <table:table-cell table:style-name="ce2" office:value-type="string">
            <text:p>University of Alaska Fairbanks, Water and Environmental Research Center</text:p>
            <text:p>WERC, North Slope Lakes Water Chemistry</text:p>
            <text:p>SourceID:193</text:p>
          </table:table-cell>
          <table:table-cell table:style-name="ce2" office:value-type="float" office:value="67">
            <text:p>67</text:p>
          </table:table-cell>
        </table:table-row>
        <table:table-row table:style-name="ro4">
          <table:table-cell office:value-type="float" office:value="194">
            <text:p>194</text:p>
          </table:table-cell>
          <table:table-cell table:style-name="ce2" office:value-type="string">
            <text:p>U.S. Geological Survey, Fort Collins Science Center</text:p>
            <text:p>SourceID:194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style-name="ce2" office:value-type="string">
            <text:p>Bureau of Land Management and U.S. Geological Survey</text:p>
          </table:table-cell>
          <table:table-cell table:style-name="ce2" office:value-type="float" office:value="7">
            <text:p>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2" office:value-type="string">
            <text:p>Natural Resources Conservation Service, Snow Course</text:p>
          </table:table-cell>
          <table:table-cell table:style-name="ce2" office:value-type="float" office:value="120">
            <text:p>12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style-name="ce2" office:value-type="string">
            <text:p>Department of Energy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style-name="ce2" office:value-type="string">
            <text:p>Department of Energy, University of Alaska, Fairbanks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style-name="ce2" office:value-type="string">
            <text:p>University of Alaska Fairbanks,Geophysical Unit</text:p>
          </table:table-cell>
          <table:table-cell table:style-name="ce2" office:value-type="float" office:value="45">
            <text:p>45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style-name="ce2" office:value-type="string">
            <text:p>National Oceanic and Atmospheric Administration, ISH</text:p>
          </table:table-cell>
          <table:table-cell table:style-name="ce2" office:value-type="float" office:value="165">
            <text:p>16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style-name="ce2" office:value-type="string">
            <text:p>National Oceanic and Atmospheric Administration,GHCN</text:p>
          </table:table-cell>
          <table:table-cell table:style-name="ce2" office:value-type="float" office:value="277">
            <text:p>277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style-name="ce2" office:value-type="string">
            <text:p>Western Regional Climate Center,RAWS</text:p>
          </table:table-cell>
          <table:table-cell table:style-name="ce2" office:value-type="float" office:value="104">
            <text:p>104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style-name="ce2" office:value-type="string">
            <text:p>Natural Resources Conservation Service, SNOTEL</text:p>
          </table:table-cell>
          <table:table-cell table:style-name="ce2" office:value-type="float" office:value="42">
            <text:p>42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style-name="ce2" office:value-type="string">
            <text:p>Alaska Department of Transportation and Public Facilities</text:p>
          </table:table-cell>
          <table:table-cell table:style-name="ce2" office:value-type="float" office:value="14">
            <text:p>14</text:p>
          </table:table-cell>
        </table:table-row>
        <table:table-row table:style-name="ro8" table:number-rows-repeated="1048533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Sheet2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6">
          <table:table-cell table:number-columns-repeated="3"/>
          <table:table-cell table:style-name="ce4" office:value-type="string">
            <text:p>FieldName</text:p>
          </table:table-cell>
          <table:table-cell table:style-name="ce7" office:value-type="string">
            <text:p>UnitsName</text:p>
          </table:table-cell>
        </table:table-row>
        <table:table-row table:style-name="ro6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airTemp(F)</text:p>
          </table:table-cell>
          <table:table-cell table:style-name="ce8" office:value-type="string">
            <text:p>degree fahrenheit</text:p>
          </table:table-cell>
        </table:table-row>
        <table:table-row table:style-name="ro2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6" office:value-type="string">
            <text:p>depth</text:p>
          </table:table-cell>
          <table:table-cell table:style-name="ce9" office:value-type="string">
            <text:p>centimeter <text:s text:c="2"/>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dewPoint(F)</text:p>
          </table:table-cell>
          <table:table-cell table:style-name="ce8" office:value-type="string">
            <text:p>degree fahrenheit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6" office:value-type="string">
            <text:p>dirAvg</text:p>
          </table:table-cell>
          <table:table-cell table:style-name="ce9" office:value-type="string">
            <text:p>degree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dirMax</text:p>
          </table:table-cell>
          <table:table-cell table:style-name="ce8" office:value-type="string">
            <text:p>degree</text:p>
          </table:table-cell>
        </table:table-row>
        <table:table-row table:style-name="ro2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6" office:value-type="string">
            <text:p>pc1hr</text:p>
          </table:table-cell>
          <table:table-cell table:style-name="ce9" office:value-type="string">
            <text:p>international inch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precip</text:p>
          </table:table-cell>
          <table:table-cell table:style-name="ce8" office:value-type="string">
            <text:p>categorical</text:p>
          </table:table-cell>
        </table:table-row>
        <table:table-row table:style-name="ro2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6" office:value-type="string">
            <text:p>pressure</text:p>
          </table:table-cell>
          <table:table-cell table:style-name="ce9" office:value-type="string">
            <text:p>millibar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relHum</text:p>
          </table:table-cell>
          <table:table-cell table:style-name="ce8" office:value-type="string">
            <text:p>percent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6" office:value-type="string">
            <text:p>spdAvg(mph)</text:p>
          </table:table-cell>
          <table:table-cell table:style-name="ce9" office:value-type="string">
            <text:p>miles per hour</text:p>
          </table:table-cell>
        </table:table-row>
        <table:table-row table:style-name="ro3">
          <table:table-cell office:value-type="string">
            <text:p>Alaska Department of Transportation and Public Facilities</text:p>
          </table:table-cell>
          <table:table-cell office:value-type="string">
            <text:p>SourceID:213</text:p>
          </table:table-cell>
          <table:table-cell office:value-type="string">
            <text:p>Sites:14</text:p>
          </table:table-cell>
          <table:table-cell table:style-name="ce5" office:value-type="string">
            <text:p>windGust(mph)</text:p>
          </table:table-cell>
          <table:table-cell table:style-name="ce8" office:value-type="string">
            <text:p>miles per hour</text:p>
          </table:table-cell>
        </table:table-row>
        <table:table-row table:style-name="ro8" table:number-rows-repeated="1048560">
          <table:table-cell table:number-columns-repeated="5"/>
        </table:table-row>
        <table:table-row table:style-name="ro8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ryl </meta:initial-creator>
    <meta:creation-date>2014-02-12T12:18:51</meta:creation-date>
    <dc:date>2014-02-12T17:08:41</dc:date>
    <dc:creator>Cheryl </dc:creator>
    <meta:editing-duration>PT3H34M49S</meta:editing-duration>
    <meta:editing-cycles>1</meta:editing-cycles>
    <meta:document-statistic meta:table-count="2" meta:cell-count="170" meta:object-count="0"/>
    <meta:generator>LibreOffice/4.0.4.2$Linux_X86_64 LibreOffice_project/400m0$Build-2</meta:generator>
  </office:meta>
</office:document-meta>
</file>